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MMENT</text:p>
          </table:table-cell>
          <table:table-cell table:style-name="ce2" office:value-type="string">
            <text:p>VERY HIGH ZOOM</text:p>
          </table:table-cell>
          <table:table-cell table:style-name="ce5" table:number-columns-repeated="7"/>
          <table:table-cell table:style-name="ce3" table:number-columns-repeated="5"/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ank.png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ench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caf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af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staura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estauran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choo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ecycling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tm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oilet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oilet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astfoo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ub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box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stbox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guide_pos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uidepos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wimm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wimming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occ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occ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hop</text:p>
          </table:table-cell>
          <table:table-cell office:value-type="string">
            <text:p>supermarke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upermarke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kindergarte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kindergarte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spr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pring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eleph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elephon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ountai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ountai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ddr:housenumber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ire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re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ub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Sub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number-columns-repeated="17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lighthous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ighthous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uoy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oy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raffic_sign</text:p>
          </table:table-cell>
          <table:table-cell office:value-type="string">
            <text:p>city_limi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itylimi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power|power_source</text:p>
          </table:table-cell>
          <table:table-cell office:value-type="string">
            <text:p>generator|wi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Win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eak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at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wal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wal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u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ue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lace_of_worshi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hurch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arking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layground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lice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us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max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traffic_signal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litz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icnic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inocular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attrac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lass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hot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hote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info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harmacy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Pol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|tower:type</text:p>
          </table:table-cell>
          <table:table-cell office:value-type="string">
            <text:p>tower|communic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owerRadio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ow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railway</text:p>
          </table:table-cell>
          <table:table-cell office:value-type="string">
            <text:p>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ailway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style-name="ce3" office:value-type="string">
            <text:p>PLACES</text:p>
          </table:table-cell>
          <table:table-cell table:number-columns-repeated="16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island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hamlet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BorderColor</text:p>
          </table:table-cell>
          <table:table-cell table:style-name="ce1" office:value-type="string">
            <text:p>Border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BaseLayer</text:p>
          </table:table-cell>
          <table:table-cell office:value-type="string">
            <text:p>AreaIcon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0001">
            <text:p>1000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living_street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edestrian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teps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6">
            <text:p>26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2">
            <text:p>4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6">
            <text:p>36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6">
            <text:p>36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rd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oute</text:p>
          </table:table-cell>
          <table:table-cell office:value-type="string">
            <text:p>ferry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ddr:interpolation</text:p>
          </table:table-cell>
          <table:table-cell office:value-type="string">
            <text:p>*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!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man_made</text:p>
          </table:table-cell>
          <table:table-cell office:value-type="string">
            <text:p>pier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ie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Parking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am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liff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Playground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ervoir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reservoi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ROUTES</text:p>
          </table:table-cell>
          <table:table-cell table:style-name="ce3" office:value-type="string">
            <text:p>ThicknessLine</text:p>
          </table:table-cell>
          <table:table-cell table:style-name="ce3" office:value-type="string">
            <text:p>DashStyle</text:p>
          </table:table-cell>
          <table:table-cell table:style-name="ce3" office:value-type="string">
            <text:p>Opacity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StopNodeThickness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9"/>
        </table:table-row>
        <table:table-row table:style-name="ro1">
          <table:table-cell table:style-name="ce4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END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1">10/21/2010</text:date>, <text:time>20:2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0-21T20:23:21</dc:date>
    <dc:creator>gs </dc:creator>
    <meta:generator>OpenOffice.org/3.1$Linux OpenOffice.org_project/310m19$Build-9420</meta:generator>
    <meta:editing-duration>PT06H29M15S</meta:editing-duration>
    <meta:editing-cycles>159</meta:editing-cycles>
    <meta:document-statistic meta:table-count="1" meta:cell-count="2428" meta:object-count="0"/>
  </office:meta>
</office:document-meta>
</file>